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1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148.2pt"/>
    </style:style>
    <style:style style:name="co10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25.8pt"/>
    </style:style>
    <style:style style:name="co15" style:family="table-column">
      <style:table-column-properties fo:break-before="auto" style:column-width="81.04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50.94pt"/>
    </style:style>
    <style:style style:name="co19" style:family="table-column">
      <style:table-column-properties fo:break-before="auto" style:column-width="50.14pt"/>
    </style:style>
    <style:style style:name="co25" style:family="table-column">
      <style:table-column-properties fo:break-before="auto" style:column-width="47.85pt"/>
    </style:style>
    <style:style style:name="co26" style:family="table-column">
      <style:table-column-properties fo:break-before="auto" style:column-width="82.6pt"/>
    </style:style>
    <style:style style:name="co27" style:family="table-column">
      <style:table-column-properties fo:break-before="auto" style:column-width="210.7pt"/>
    </style:style>
    <style:style style:name="co28" style:family="table-column">
      <style:table-column-properties fo:break-before="auto" style:column-width="111.15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10"/>
        <table:table-column table:style-name="co10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4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4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2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2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4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SUM([.L13:.L21])" office:value-type="float" office:value="1064.18" calcext:value-type="float">
            <text:p>1064.18</text:p>
          </table:table-cell>
          <table:table-cell table:number-columns-repeated="7"/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26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ce11"/>
        <table:table-column table:style-name="co11" table:default-cell-style-name="ce13"/>
        <table:table-column table:style-name="co3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10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10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10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office:value-type="string" calcext:value-type="string">
            <text:p>+</text:p>
          </table:table-cell>
          <table:table-cell table:style-name="ce10"/>
          <table:table-cell table:number-columns-repeated="5"/>
        </table:table-row>
        <table:table-row table:style-name="ro1" table:number-rows-repeated="18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10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15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10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10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08-01-01" calcext:value-type="date">
            <text:p>2008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10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10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10" office:value-type="date" office:date-value="2013-01-01" calcext:value-type="date">
            <text:p>2013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14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 table:number-columns-repeated="5"/>
          <table:table-cell table:style-name="ce1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10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10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10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10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1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10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10" office:value-type="date" office:date-value="2016-07-06" calcext:value-type="date">
            <text:p>2016-07-06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10" office:value-type="date" office:date-value="2016-08-01" calcext:value-type="date">
            <text:p>2016-08-0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1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10" office:value-type="date" office:date-value="2016-10-16" calcext:value-type="date">
            <text:p>2016-10-16</text:p>
          </table:table-cell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10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10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15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10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10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10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0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0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10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office:value-type="string" calcext:value-type="string">
            <text:p>paczka ekono</text:p>
          </table:table-cell>
          <table:table-cell table:number-columns-repeated="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10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office:value-type="string" calcext:value-type="string">
            <text:p>list ekono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Bought.C92:.C102])" office:value-type="float" office:value="485.56" calcext:value-type="float">
            <text:p>485.56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485.56" calcext:value-type="float">
            <text:p>485.56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578.62" calcext:value-type="float">
            <text:p>578.62</text:p>
          </table:table-cell>
        </table:table-row>
      </table:table>
      <table:named-expressions/>
      <table:database-ranges>
        <table:database-range table:name="__Anonymous_Sheet_DB__1" table:target-range-address="Selling.A1:Selling.H2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8:24:35.721456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1-01T18:50:12.459164466</dc:date>
    <meta:editing-duration>P1DT12H16M25S</meta:editing-duration>
    <meta:editing-cycles>98</meta:editing-cycles>
    <meta:generator>LibreOffice/5.1.4.2$Linux_X86_64 LibreOffice_project/10m0$Build-2</meta:generator>
    <meta:document-statistic meta:table-count="5" meta:cell-count="1336" meta:object-count="0"/>
  </office:meta>
</office:document-meta>
</file>